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text-properties fo:font-size="8pt" style:font-size-asian="8pt" style:font-size-complex="8pt"/>
    </style:style>
    <style:style style:name="P12" style:family="paragraph" style:parent-style-name="No_20_Spacing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" style:font-size-asian="12pt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" style:font-size-asian="12pt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" style:font-size-asian="12pt" style:language-asian="ru" style:country-asian="RU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style:font-name-asian="Times New Roman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style:font-name-asian="Times New Roman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1" fo:font-size="10pt" style:font-name-asian="Times New Roman" style:font-size-asian="10pt" style:font-size-complex="10pt"/>
    </style:style>
    <style:style style:name="P24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" style:font-size-asian="12pt" style:language-asian="ru" style:country-asian="RU" style:font-size-complex="12pt"/>
    </style:style>
    <style:style style:name="P25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6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27" style:family="paragraph" style:parent-style-name="No_20_Spacing">
      <style:paragraph-properties fo:margin-left="1.249cm" fo:margin-right="0cm" fo:line-height="150%" fo:text-align="justify" style:justify-single-word="false" fo:text-indent="0cm" style:auto-text-indent="false"/>
    </style:style>
    <style:style style:name="P28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29" style:family="paragraph" style:parent-style-name="ЛР">
      <style:paragraph-properties fo:line-height="115%" fo:text-align="center" style:justify-single-word="false"/>
      <style:text-properties fo:font-size="12pt" style:font-size-asian="12pt" style:font-size-complex="12pt"/>
    </style:style>
    <style:style style:name="P30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1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2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33" style:family="paragraph" style:parent-style-name="No_20_Spacing" style:list-style-name="WWNum15">
      <style:paragraph-properties fo:margin-left="1.752cm" fo:margin-right="0cm" fo:line-height="150%" fo:text-align="justify" style:justify-single-word="false" fo:text-indent="-0.501cm" style:auto-text-indent="false"/>
      <style:text-properties officeooo:paragraph-rsid="0017997d"/>
    </style:style>
    <style:style style:name="P34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transparent"/>
    </style:style>
    <style:style style:name="P35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36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" style:font-size-asian="12pt" style:language-asian="ru" style:country-asian="RU" style:font-size-complex="12pt"/>
    </style:style>
    <style:style style:name="P38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49117" officeooo:paragraph-rsid="00149117" fo:background-color="transparent" style:font-name-asian="Times New Roman" style:font-size-asian="12pt" style:language-asian="ru" style:country-asian="RU" style:font-size-complex="12pt"/>
    </style:style>
    <style:style style:name="P39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ru" fo:country="RU" officeooo:rsid="00149117" officeooo:paragraph-rsid="00149117" fo:background-color="transparent" style:font-name-asian="Times New Roman" style:font-size-asian="12pt" style:language-asian="ru" style:country-asian="RU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49117" officeooo:paragraph-rsid="00149117" style:font-name-asian="Times New Roman" style:font-size-asian="12pt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" style:font-size-asian="12pt" style:font-size-complex="12pt"/>
    </style:style>
    <style:style style:name="P4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689dd" style:font-name-asian="Times New Roman" style:font-size-asian="12pt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6fb25" style:font-name-asian="Times New Roman" style:font-size-asian="12pt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73bb9" style:font-name-asian="Times New Roman" style:font-size-asian="12pt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7997d" style:font-name-asian="Times New Roman" style:font-size-asian="12pt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c0906" officeooo:paragraph-rsid="0016fb25" style:font-name-asian="Times New Roman" style:font-size-asian="12pt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c0906" officeooo:paragraph-rsid="0017997d" style:font-name-asian="Times New Roman" style:font-size-asian="12pt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6fb25" officeooo:paragraph-rsid="0016fb25" style:font-name-asian="Times New Roman" style:font-size-asian="12pt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73bb9" officeooo:paragraph-rsid="00173bb9" style:font-name-asian="Times New Roman" style:font-size-asian="12pt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" style:font-size-asian="12pt" style:language-asian="ru" style:country-asian="RU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size="12pt" fo:language="ru" fo:country="RU" fo:background-color="transparent" style:font-name-asian="Times New Roman" style:font-size-asian="12pt" style:language-asian="ru" style:country-asian="RU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No_20_Spacing">
      <style:paragraph-properties fo:margin-top="0cm" fo:margin-bottom="0cm" style:contextual-spacing="false" fo:line-height="100%" fo:orphans="0" fo:widows="0" fo:hyphenation-ladder-count="no-limit"/>
      <style:text-properties fo:font-size="12pt" fo:language="ru" fo:country="RU" fo:background-color="transparent" style:font-name-asian="Times New Roman" style:font-size-asian="12pt" style:language-asian="ru" style:country-asian="RU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transparent"/>
    </style:style>
    <style:style style:name="P54" style:family="paragraph" style:parent-style-name="ЛР" style:list-style-name="WWNum6"/>
    <style:style style:name="P55" style:family="paragraph" style:parent-style-name="ЛР" style:list-style-name="WWNum6">
      <style:text-properties fo:background-color="transparent"/>
    </style:style>
    <style:style style:name="P56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57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transparent" style:font-size-asian="12pt" style:font-size-complex="12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fo:language="en" fo:country="US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fo:font-size="12pt" officeooo:rsid="00149117" fo:background-color="transparent" loext:char-shading-value="0" style:font-size-asian="12pt" style:font-size-complex="12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7997d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fo:background-color="#999999" loext:char-shading-value="0"/>
    </style:style>
    <style:style style:name="T16" style:family="text">
      <style:text-properties officeooo:rsid="00149117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000000" loext:opacity="100%" style:font-name="Cambria" fo:font-size="12pt" fo:font-weight="bold" officeooo:rsid="00149117" fo:background-color="transparent" loext:char-shading-value="0" style:font-name-asian="Calibri" style:font-size-asian="12pt" style:font-weight-asian="bold" style:font-name-complex="Times New Roman" style:font-size-complex="12pt"/>
    </style:style>
    <style:style style:name="T20" style:family="text">
      <style:text-properties fo:color="#000000" loext:opacity="100%" style:font-name="Cambria" fo:font-size="12pt" fo:font-weight="bold" officeooo:rsid="00149117" style:font-name-asian="Calibri" style:font-size-asian="12pt" style:font-weight-asian="bold" style:font-name-complex="Times New Roman" style:font-size-complex="12pt"/>
    </style:style>
    <style:style style:name="T21" style:family="text">
      <style:text-properties fo:color="#000000" loext:opacity="100%" style:font-name="Cambria" fo:font-weight="bold" officeooo:rsid="00149117" style:font-name-asian="Calibri" style:font-weight-asian="bold" style:font-name-complex="Times New Roman"/>
    </style:style>
    <style:style style:name="T22" style:family="text">
      <style:text-properties officeooo:rsid="00159825"/>
    </style:style>
    <style:style style:name="T23" style:family="text">
      <style:text-properties fo:language="ru" fo:country="RU" officeooo:rsid="00159825"/>
    </style:style>
    <style:style style:name="T24" style:family="text">
      <style:text-properties fo:language="ru" fo:country="RU" officeooo:rsid="0016fb25"/>
    </style:style>
    <style:style style:name="T25" style:family="text">
      <style:text-properties fo:language="ru" fo:country="RU" officeooo:rsid="001dd36d"/>
    </style:style>
    <style:style style:name="T26" style:family="text">
      <style:text-properties fo:language="ru" fo:country="RU" officeooo:rsid="00173bb9"/>
    </style:style>
    <style:style style:name="T27" style:family="text">
      <style:text-properties fo:language="ru" fo:country="RU" officeooo:rsid="0017997d"/>
    </style:style>
    <style:style style:name="T28" style:family="text">
      <style:text-properties officeooo:rsid="001689dd"/>
    </style:style>
    <style:style style:name="T29" style:family="text">
      <style:text-properties style:use-window-font-color="true" loext:opacity="0%" fo:font-size="11pt" fo:language="ru" fo:country="RU" style:letter-kerning="false" style:font-size-asian="11pt" style:language-asian="en" style:country-asian="US" style:font-name-complex="Times New Roman" style:font-size-complex="11pt" style:language-complex="ar" style:country-complex="SA"/>
    </style:style>
    <style:style style:name="T30" style:family="text">
      <style:text-properties style:use-window-font-color="true" loext:opacity="0%" fo:font-size="11pt" fo:language="ru" fo:country="RU" officeooo:rsid="001689dd" style:letter-kerning="false" style:font-size-asian="11pt" style:language-asian="en" style:country-asian="US" style:font-name-complex="Times New Roman" style:font-size-complex="11pt" style:language-complex="ar" style:country-complex="SA"/>
    </style:style>
    <style:style style:name="T31" style:family="text">
      <style:text-properties style:use-window-font-color="true" loext:opacity="0%" style:font-name="Cambria" fo:language="ru" fo:country="RU" officeooo:rsid="0016fb25" style:letter-kerning="false" style:language-asian="en" style:country-asian="US" style:font-name-complex="Times New Roman" style:language-complex="ar" style:country-complex="SA"/>
    </style:style>
    <style:style style:name="T32" style:family="text">
      <style:text-properties officeooo:rsid="0019194a"/>
    </style:style>
    <style:style style:name="T33" style:family="text">
      <style:text-properties officeooo:rsid="0016fb25"/>
    </style:style>
    <style:style style:name="T34" style:family="text">
      <style:text-properties style:font-name="Cambria"/>
    </style:style>
    <style:style style:name="T35" style:family="text">
      <style:text-properties style:font-name="Cambria" fo:language="ru" fo:country="RU" style:letter-kerning="false" style:language-asian="en" style:country-asian="US" style:font-name-complex="Times New Roman" style:language-complex="ar" style:country-complex="SA"/>
    </style:style>
    <style:style style:name="T36" style:family="text">
      <style:text-properties style:font-name="Cambria" fo:language="ru" fo:country="RU" officeooo:rsid="0017997d" style:letter-kerning="false" style:language-asian="en" style:country-asian="US" style:font-name-complex="Times New Roman" style:language-complex="ar" style:country-complex="SA"/>
    </style:style>
    <style:style style:name="T37" style:family="text">
      <style:text-properties officeooo:rsid="00173bb9"/>
    </style:style>
    <style:style style:name="T38" style:family="text">
      <style:text-properties officeooo:rsid="001dd36d"/>
    </style:style>
    <style:style style:name="T39" style:family="text">
      <style:text-properties officeooo:rsid="00179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4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4">(подпись)</text:p>
          </table:table-cell>
          <table:table-cell table:style-name="Таблица2.B1" office:value-type="string">
            <text:p text:style-name="P24"/>
          </table:table-cell>
          <table:table-cell table:style-name="Таблица2.A2" office:value-type="string">
            <text:p text:style-name="P24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8"><text:span text:style-name="T3">ОТЧЕТ О ЛАБОРАТОРНОЙ РАБОТЕ №</text:span><text:span text:style-name="T4">3</text:span></text:p>
      <text:p text:style-name="P9"/>
      <text:p text:style-name="P10">«АНАЛИЗ ПОЛЬЗОВАТЕЛЬСКИХ ТРЕБОВАНИЙ В ПРОЕКТАХ ГИБКОЙ РАЗРАБОТКИ (AGILE). ПОЛЬЗОВАТЕЛЬСКИЕ ИСТОРИИ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РАБОТУ ВЫПОЛНИЛ (-А) СТУДЕНТ (-КА):</text:p>
          </table:table-cell>
          <table:table-cell table:style-name="Таблица3.B1" office:value-type="string">
            <text:p text:style-name="P38">4936</text:p>
          </table:table-cell>
          <table:table-cell table:style-name="Таблица3.A1" office:value-type="string">
            <text:p text:style-name="P36">/</text:p>
          </table:table-cell>
          <table:table-cell table:style-name="Таблица3.B1" office:value-type="string">
            <text:p text:style-name="P38">Д. В. петровнина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B2" office:value-type="string">
            <text:p text:style-name="P50">(номер группы)</text:p>
          </table:table-cell>
          <table:table-cell table:style-name="Таблица3.A1" office:value-type="string">
            <text:p text:style-name="P37"/>
          </table:table-cell>
          <table:table-cell table:style-name="Таблица3.B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><text:bookmark text:name="_GoBack"/></text:p>
          </table:table-cell>
          <table:table-cell table:style-name="Таблица4.A1" office:value-type="string">
            <text:p text:style-name="P13">/</text:p>
          </table:table-cell>
          <table:table-cell table:style-name="Таблица4.C1" office:value-type="string">
            <text:p text:style-name="P39">18.11.2021</text:p>
          </table:table-cell>
        </table:table-row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C2" office:value-type="string">
            <text:p text:style-name="P24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24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29"><text:bookmark-start text:name="_Toc52731292"/><text:soft-page-break/>ВВЕДЕНИЕ<text:bookmark-end text:name="_Toc52731292"/></text:p>
      <text:p text:style-name="P6"/>
      <text:p text:style-name="P25"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11"/>
      <text:p text:style-name="P25"><text:span text:style-name="T9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12"/>
      <text:p text:style-name="P26">Задачи лабораторной работы. </text:p>
      <text:p text:style-name="P25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3663101519" text:style-name="WWNum3">
        <text:list-item>
          <text:p text:style-name="P32">Истории должны охватывать не менее 3 различных типов пользователей системы и <text:span text:style-name="T10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32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32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32"><text:bookmark-start text:name="_Hlk87631997"/>Все истории должны быть проверены на соответствие принципу <text:span text:style-name="T11">INVEST</text:span><text:bookmark-end text:name="_Hlk87631997"/>.</text:p>
        </text:list-item>
      </text:list>
      <text:p text:style-name="No_20_Spacing"/>
      <text:p text:style-name="P26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1">3</text:p>
          </table:table-cell>
          <table:table-cell table:style-name="Таблица5.B1" office:value-type="string">
            <text:p text:style-name="P52">Краткосрочная аренда частного жилья</text:p>
          </table:table-cell>
        </table:table-row>
      </table:table>
      <text:p text:style-name="P2"/>
      <text:list xml:id="list141253597" text:style-name="WWNum2">
        <text:list-item>
          <text:list>
            <text:list-item>
              <text:list>
                <text:list-item>
                  <text:list>
                    <text:list-item>
                      <text:p text:style-name="P56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25">Для описания критериев приемки выбран тип<text:span text:style-name="T18">, ориентированный на сценарии.</text:span></text:p>
      <text:list xml:id="list364528959" text:style-name="WWNum6">
        <text:list-item>
          <text:list>
            <text:list-item>
              <text:p text:style-name="P57">Поиск по <text:span text:style-name="T21">объявлениям</text:span>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1">Story ID</text:p>
          </table:table-cell>
          <table:table-cell table:style-name="Таблица6.B1" office:value-type="string">
            <text:p text:style-name="P22">US-1</text:p>
          </table:table-cell>
          <table:table-cell table:style-name="Таблица6.A1" office:value-type="string">
            <text:p text:style-name="P22">Story Title</text:p>
          </table:table-cell>
          <table:table-cell table:style-name="Таблица6.D1" office:value-type="string">
            <text:p text:style-name="P18">Поиск по <text:span text:style-name="T16">объявлениям</text:span>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9">Как посетитель сайта</text:p>
            <text:p text:style-name="P19">Я хочу иметь возможность выполнить поиск по <text:span text:style-name="T16">объявлениям</text:span></text:p>
            <text:p text:style-name="P19">Чтобы найти <text:span text:style-name="T16">объявления, подходящие моим запросам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9">Критерии приемки:</text:p>
            <text:p text:style-name="P19">Сценарий: П<text:span text:style-name="T16">оиск по объявлениям</text:span></text:p>
            <text:p text:style-name="P19"/>
            <text:p text:style-name="P19">Поскольку я нахожусь в роли зарегистрированного пользователя или гостя,</text:p>
            <text:p text:style-name="P19">и система показывает мне строку поиска в правом верхнем углу экрана на <text:span text:style-name="T16">странице со списком </text:span></text:p>
            <text:p text:style-name="P19">Когда я заполняю поле поиска строкой текста, нажимаю кнопку «Найти» или клавишу ENTER на клавиатуре</text:p>
            <text:p text:style-name="P19">Тогда система открывает модальное окно, где показывает результаты поиска, в которых есть совпадения с введённой мной строкой текста. Результаты могут включать в себя <text:span text:style-name="T16">названия объявлений, площадь жилья, количество этажей, высоту потолков, адрес, цену аренды, количество комнат, </text:span><text:span text:style-name="T28">категория жилья</text:span><text:span text:style-name="T16">.</text:span> Все результаты упорядочены по важности <text:span text:style-name="T16">в начале идет площадь жилья</text:span>. Также система отображает количество найденных результатов поиска в левой верхней части модального окна. В правой верхней части окна система показывает кнопку «Закрыть» и ниже фильтр, который позволяет упорядочить результаты поиска по важности и по дате (в начале новые)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4" table:number-columns-spanned="4" office:value-type="string">
            <text:p text:style-name="P19">Сценарий для ошибочной ситуации: Пользователь ищет информацию на сайте по недействительной строке текста (для которой отсутствуют результаты поиска)</text:p>
            <text:p text:style-name="P19"/>
            <text:p text:style-name="P19">Поскольку я нахожусь в роли зарегистрированного пользователя или гостя</text:p>
            <text:p text:style-name="P19">Когда я заполняю поле поиска произвольной недействительной строкой текста, нажимаю кнопку «Найти» или клавишу ENTER на клавиатуре</text:p>
            <text:p text:style-name="P19">Тогда система открывает модальное окно, где показывает сообщение</text:p>
            <text:p text:style-name="P19">«Нет подходящих результатов».</text:p>
            <text:p text:style-name="P19">Система предлагает выполнить поиск с помощью Google</text:p>
          </table:table-cell>
          <table:covered-table-cell/>
          <table:covered-table-cell/>
          <table:covered-table-cell/>
        </table:table-row>
      </table:table>
      <text:p text:style-name="P25"/>
      <text:list xml:id="list134755529110464" text:continue-numbering="true" text:style-name="WWNum6">
        <text:list-item>
          <text:list>
            <text:list-item>
              <text:p text:style-name="P54"><text:span text:style-name="T7"><text:s/></text:span><text:span text:style-name="T8">Фильтр по объявлениям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1">Story ID</text:p>
          </table:table-cell>
          <table:table-cell table:style-name="Таблица7.B1" office:value-type="string">
            <text:p text:style-name="P23"><text:span text:style-name="T2">US-</text:span><text:span text:style-name="T1">2</text:span></text:p>
          </table:table-cell>
          <table:table-cell table:style-name="Таблица7.A1" office:value-type="string">
            <text:p text:style-name="P22">Story Title</text:p>
          </table:table-cell>
          <table:table-cell table:style-name="Таблица7.D1" office:value-type="string">
            <text:p text:style-name="P40">Фильтр по объявлениям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19">Как посетитель сайта</text:p>
            <text:p text:style-name="P19">Я хочу <text:span text:style-name="T16">отфильтровать объявления по моим критериям</text:span></text:p>
            <text:p text:style-name="P19">Чтобы <text:span text:style-name="T16">посмотреть только интересные мне позиции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а7.1">
          <table:table-cell table:style-name="Таблица7.A3" table:number-columns-spanned="4" office:value-type="string">
            <text:p text:style-name="P19">Критерии приемки:</text:p>
            <text:p text:style-name="P19">Сценарий: <text:span text:style-name="T16">Фильтр по объявлениям</text:span></text:p>
            <text:p text:style-name="P19"/>
            <text:p text:style-name="P42">Поскольку я нахожусь в роли посетителя сайта, и система предоставляет мне интерфейс для просмотра <text:span text:style-name="T22">объявлений, который включает в себя фильтры «</text:span><text:span text:style-name="T23">Площадь жилья</text:span><text:span text:style-name="T22">», «Количество комнат», «</text:span><text:span text:style-name="T28">Категория жилья</text:span><text:span text:style-name="T22">», «</text:span><text:span text:style-name="T28">Местоположение и радиус</text:span><text:span text:style-name="T22">», «</text:span><text:span text:style-name="T28">Цена аренды</text:span><text:span text:style-name="T22">», «</text:span><text:span text:style-name="T28">Год постройки</text:span><text:span text:style-name="T22">», «</text:span><text:span text:style-name="T28">Высота потолка</text:span><text:span text:style-name="T22">» </text:span><text:span text:style-name="T28">и кнопку </text:span><text:span text:style-name="T22">«</text:span><text:span text:style-name="T28">Отфильтровать</text:span><text:span text:style-name="T22">». <text:line-break/></text:span><text:span text:style-name="T28">Когда я выбираю нужные мне фильтры и нажимаю </text:span><text:span text:style-name="T22">«</text:span><text:span text:style-name="T28">Отфильтровать</text:span><text:span text:style-name="T22">»</text:span></text:p>
            <text:p text:style-name="P19">Тогда система <text:span text:style-name="T28">обновляет список и оставляет только те объявления, которые соответствуют фильтрам-условиям.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42">Сценарий для ошибочной ситуации: Пользователь ищет информацию на сайте по недействительн<text:span text:style-name="T32">ым фильтрам</text:span> (<text:span text:style-name="T32">для которых нет результата</text:span>).</text:p>
            <text:p text:style-name="P42"/>
            <text:p text:style-name="P42">Поскольку я нахожусь в роли зарегистрированного пользователя или гостя</text:p>
            <text:p text:style-name="P42">Когда я заполняю пол<text:span text:style-name="T32">я фильтров</text:span>, нажимаю кнопку «<text:span text:style-name="T28">Отфильтроваить</text:span>»</text:p>
            <text:p text:style-name="P42">Тогда система открывает <text:span text:style-name="T32">пустой список </text:span><text:span text:style-name="T28">объявлений,</text:span> где показывает сообщение</text:p>
            <text:p text:style-name="P42"><text:span text:style-name="T29">«</text:span><text:span text:style-name="T30">Объявления </text:span><text:span text:style-name="T29">не найдены. Пожалуйста, проверьте ваши фильтры»</text:span>.</text:p>
          </table:table-cell>
          <table:covered-table-cell/>
          <table:covered-table-cell/>
          <table:covered-table-cell/>
        </table:table-row>
      </table:table>
      <text:p text:style-name="P25"/>
      <text:list xml:id="list134755280552838" text:continue-numbering="true" text:style-name="WWNum6">
        <text:list-item>
          <text:list>
            <text:list-item>
              <text:p text:style-name="P55"><text:span text:style-name="T5"><text:s/></text:span><text:span text:style-name="T20">Добавление объявления в избранное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1">Story ID</text:p>
          </table:table-cell>
          <table:table-cell table:style-name="Таблица8.B1" office:value-type="string">
            <text:p text:style-name="P23"><text:span text:style-name="T2">US-</text:span><text:span text:style-name="T1">3</text:span></text:p>
          </table:table-cell>
          <table:table-cell table:style-name="Таблица8.A1" office:value-type="string">
            <text:p text:style-name="P22">Story Title</text:p>
          </table:table-cell>
          <table:table-cell table:style-name="Таблица8.D1" office:value-type="string">
            <text:p text:style-name="P40">Добавление объявления в избранно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19">Как <text:span text:style-name="T28">авторизованный пользователь</text:span></text:p>
            <text:p text:style-name="P19">Я хочу <text:span text:style-name="T28">добавить объявление в избранное</text:span></text:p>
            <text:p text:style-name="P19">Чтобы <text:span text:style-name="T28">чтобы потом посмотреть из списка избранного понравившиеся мне объявления и выбрать лучшее из них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19">Критерии приемки:</text:p>
            <text:p text:style-name="P19">Сценарий: <text:span text:style-name="T28">добавление объявления в избранное</text:span></text:p>
            <text:p text:style-name="P19"/>
            <text:p text:style-name="P19">Поскольку <text:span text:style-name="T28">я авторизованный пользователь система показывает мне список объявлений с кратким описанием каждого из них, ссылкой на страницу объявления и кнопкой «Добавить в избранное»</text:span></text:p>
            <text:p text:style-name="P19">Когда <text:span text:style-name="T28">я нажимаю «Добавить в избранное»</text:span></text:p>
            <text:p text:style-name="P19">Тогда <text:span text:style-name="T28">система показывает сообщение об успешном добавлении объявления в избранное, в списке избранного появляется выбранная запись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19">Сценарий для ошибочной ситуации: <text:span text:style-name="T33">добавление в избранное не авторизованным пользователем</text:span></text:p>
            <text:p text:style-name="P19"/>
            <text:p text:style-name="P43">Поскольку <text:span text:style-name="T33">я не авторизованный пользователь </text:span><text:span text:style-name="T28">система показывает мне список объявлений с кратким описанием каждого из них, ссылкой на страницу объявления и кнопкой «Добавить в избранное»</text:span></text:p>
            <text:p text:style-name="P43">Когда <text:span text:style-name="T33">я нажимаю </text:span><text:span text:style-name="T28">«Добавить в избранное»</text:span></text:p>
            <text:p text:style-name="P19">Тогда <text:span text:style-name="T33">система выводит предупреждение «Чтобы добавить объявление в избранное, нужно авторизоваться» с ссылкой на форму авторизации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4757112385808" text:continue-numbering="true" text:style-name="WWNum6">
        <text:list-item>
          <text:list>
            <text:list-item>
              <text:p text:style-name="P54"><text:soft-page-break/><text:span text:style-name="T6"><text:s/></text:span><text:span text:style-name="T19">Добавление объявления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1">Story ID</text:p>
          </table:table-cell>
          <table:table-cell table:style-name="Таблица9.B1" office:value-type="string">
            <text:p text:style-name="P23"><text:span text:style-name="T2">US-</text:span><text:span text:style-name="T1">4</text:span></text:p>
          </table:table-cell>
          <table:table-cell table:style-name="Таблица9.A1" office:value-type="string">
            <text:p text:style-name="P22">Story Title</text:p>
          </table:table-cell>
          <table:table-cell table:style-name="Таблица9.D1" office:value-type="string">
            <text:p text:style-name="P40">Добавление объявления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19">Как <text:span text:style-name="T33">арендодатель</text:span></text:p>
            <text:p text:style-name="P19">Я хочу <text:span text:style-name="T33">выложить свое объявление</text:span></text:p>
            <text:p text:style-name="P19">Чтобы <text:span text:style-name="T33">найти своего арендатора</text:span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9">Критерии приемки:</text:p>
            <text:p text:style-name="P19">Сценарий: <text:span text:style-name="T33">Добавление объявления</text:span></text:p>
            <text:p text:style-name="P19"/>
            <text:p text:style-name="P43">Поскольку <text:span text:style-name="T33">я арендодатель, система предоставляет мне форму </text:span><text:span text:style-name="T22">«</text:span><text:span text:style-name="T24">Название объявления</text:span><text:span text:style-name="T22">», «</text:span><text:span text:style-name="T23">Площадь жилья</text:span><text:span text:style-name="T22">», «Количество комнат», «</text:span><text:span text:style-name="T28">Категория жилья</text:span><text:span text:style-name="T22">», «</text:span><text:span text:style-name="T33">Расположение</text:span><text:span text:style-name="T22">», «</text:span><text:span text:style-name="T28">Цена аренды</text:span><text:span text:style-name="T22">», «</text:span><text:span text:style-name="T28">Год постройки</text:span><text:span text:style-name="T22">», «</text:span><text:span text:style-name="T28">Высота потолка</text:span><text:span text:style-name="T22">» </text:span><text:span text:style-name="T28">и кнопку </text:span><text:span text:style-name="T22">«</text:span><text:span text:style-name="T33">Добавить объявление</text:span><text:span text:style-name="T22">».</text:span></text:p>
            <text:p text:style-name="P43">Когда <text:span text:style-name="T33">я заполняю поля и нажимаю </text:span><text:span text:style-name="T28">кнопку </text:span><text:span text:style-name="T22">«</text:span><text:span text:style-name="T33">Добавить объявление</text:span><text:span text:style-name="T22">».</text:span></text:p>
            <text:p text:style-name="P19">Тогда <text:span text:style-name="T33">система выводит сообщение с подтверждением добавления и перенаправляет меня на страницу с моим объявлением</text:span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43">Сценарий для ошибочной ситуации: <text:span text:style-name="T33">арендатор неправильно заполнил поля </text:span><text:span text:style-name="T22">«</text:span><text:span text:style-name="T27">Расположение</text:span><text:span text:style-name="T22">», «</text:span><text:span text:style-name="T23">Площадь жилья</text:span><text:span text:style-name="T22">», «Количество комнат», «</text:span><text:span text:style-name="T28">Категория жилья</text:span><text:span text:style-name="T22">», «</text:span><text:span text:style-name="T28">Местоположение и радиус</text:span><text:span text:style-name="T22">», «</text:span><text:span text:style-name="T28">Цена аренды</text:span><text:span text:style-name="T22">», «</text:span><text:span text:style-name="T28">Год постройки</text:span><text:span text:style-name="T22">», «</text:span><text:span text:style-name="T28">Высота потолка</text:span><text:span text:style-name="T22">»</text:span></text:p>
            <text:p text:style-name="P19"/>
            <text:p text:style-name="P43">Поскольку <text:span text:style-name="T33">я арендодатель, система предоставляет мне форму </text:span><text:span text:style-name="T22">«</text:span><text:span text:style-name="T24">Название объявления</text:span><text:span text:style-name="T22">», «</text:span><text:span text:style-name="T23">Площадь жилья</text:span><text:span text:style-name="T22">», «Количество комнат», «</text:span><text:span text:style-name="T28">Категория жилья</text:span><text:span text:style-name="T22">», «</text:span><text:span text:style-name="T33">Расположение</text:span><text:span text:style-name="T22">», «</text:span><text:span text:style-name="T28">Цена аренды</text:span><text:span text:style-name="T22">», «</text:span><text:span text:style-name="T28">Год постройки</text:span><text:span text:style-name="T22">», «</text:span><text:span text:style-name="T28">Высота потолка</text:span><text:span text:style-name="T22">» </text:span><text:span text:style-name="T28">и кнопку </text:span><text:span text:style-name="T22">«</text:span><text:span text:style-name="T33">Добавить объявление</text:span><text:span text:style-name="T22">».</text:span></text:p>
            <text:p text:style-name="P43">Когда <text:span text:style-name="T33">я не заполняю поля и нажимаю </text:span><text:span text:style-name="T28">кнопку </text:span><text:span text:style-name="T22">«</text:span><text:span text:style-name="T33">Добавить объявление</text:span><text:span text:style-name="T22">».</text:span></text:p>
            <text:p text:style-name="P46">Тогда система<text:span text:style-name="T34"> </text:span><text:span text:style-name="T35">подсвечивает некорректно заполненные поля и просит </text:span><text:span text:style-name="T31">арендодателя</text:span><text:span text:style-name="T35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4757110437116" text:continue-numbering="true" text:style-name="WWNum6">
        <text:list-item>
          <text:list>
            <text:list-item>
              <text:p text:style-name="P54"><text:span text:style-name="T6"><text:s/></text:span><text:span text:style-name="T19">Удаление объявления</text:span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1">Story ID</text:p>
          </table:table-cell>
          <table:table-cell table:style-name="Таблица10.B1" office:value-type="string">
            <text:p text:style-name="P23"><text:span text:style-name="T2">US-</text:span><text:span text:style-name="T1">5</text:span></text:p>
          </table:table-cell>
          <table:table-cell table:style-name="Таблица10.A1" office:value-type="string">
            <text:p text:style-name="P22">Story Title</text:p>
          </table:table-cell>
          <table:table-cell table:style-name="Таблица10.D1" office:value-type="string">
            <text:p text:style-name="P48">У<text:span text:style-name="T37">даление объявления</text:span>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9">Как <text:span text:style-name="T33">арендодатель</text:span></text:p>
            <text:p text:style-name="P19">Я хочу <text:span text:style-name="T33">удалить свое объявление</text:span></text:p>
            <text:p text:style-name="P19">Чтобы <text:span text:style-name="T37">убрать с сайта объявление, на которое уже был заключен контракт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9">Критерии приемки:</text:p>
            <text:p text:style-name="P19">Сценарий: <text:span text:style-name="T37">удаление объявления</text:span></text:p>
            <text:p text:style-name="P19"/>
            <text:p text:style-name="P19">Поскольку <text:span text:style-name="T37">я арендодатель, то система предоставляет мне страницу с подробным описанием объявления и кнопками «Изменить» и «Удалить».</text:span></text:p>
            <text:p text:style-name="P19">Когда <text:span text:style-name="T37">я нажимаю «Удалить»</text:span></text:p>
            <text:p text:style-name="P44">Тогда <text:span text:style-name="T25">система выводит предупреждение «Вы точно хотите удалить </text:span><text:span text:style-name="T26">объявление</text:span><text:span text:style-name="T25">» и кнопками «Подтвердить» и «Отменить».</text:span></text:p>
            <text:p text:style-name="P44"><text:span text:style-name="T25"/></text:p>
            <text:p text:style-name="P44">Когда <text:span text:style-name="T38">я нажимаю на кнопку «</text:span><text:span text:style-name="T25">Подтвердить</text:span><text:span text:style-name="T38">»</text:span></text:p>
            <text:p text:style-name="P44"><text:soft-page-break/><text:span text:style-name="T25">Тогда система закрывает предупреждение и отображает </text:span><text:span text:style-name="T26">список объявлений </text:span><text:span text:style-name="T25">без удаленной записи.</text:span></text:p>
            <text:p text:style-name="P44"><text:span text:style-name="T25"/></text:p>
            <text:p text:style-name="P44">Когда <text:span text:style-name="T38">я нажимаю на кнопку «</text:span><text:span text:style-name="T25">Отменить</text:span><text:span text:style-name="T38">»</text:span></text:p>
            <text:p text:style-name="P44"><text:span text:style-name="T25">Тогда система закрывает предупреждение и <text:s/>отображает </text:span><text:span text:style-name="T26">страницу с описанием объявления.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44">Сценарий для ошибочной ситуации: <text:span text:style-name="T38">во время удаления произошел разрыв соединения</text:span></text:p>
            <text:p text:style-name="P44"/>
            <text:p text:style-name="P44">Поскольку <text:span text:style-name="T37">я арендодатель, то система предоставляет мне страницу с подробным описанием объявления и кнопками «Изменить» и «Удалить».</text:span></text:p>
            <text:p text:style-name="P44">Когда <text:span text:style-name="T38">я нажимаю «Удалить» происходит разрыв соединения</text:span></text:p>
            <text:p text:style-name="P44">Тогда <text:span text:style-name="T38">система выводит сообщение «Произошел разрыв соединения. Пожалуйста, проверьте ваш выход в Интернет и попробуйте выполнить действие позже»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4757025178601" text:continue-numbering="true" text:style-name="WWNum6">
        <text:list-item>
          <text:list>
            <text:list-item>
              <text:p text:style-name="P55"><text:span text:style-name="T5"><text:s/></text:span><text:span text:style-name="T20">Создание макета контракта</text:span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1">Story ID</text:p>
          </table:table-cell>
          <table:table-cell table:style-name="Таблица11.B1" office:value-type="string">
            <text:p text:style-name="P23"><text:span text:style-name="T2">US-</text:span><text:span text:style-name="T1">6</text:span></text:p>
          </table:table-cell>
          <table:table-cell table:style-name="Таблица11.A1" office:value-type="string">
            <text:p text:style-name="P22">Story Title</text:p>
          </table:table-cell>
          <table:table-cell table:style-name="Таблица11.D1" office:value-type="string">
            <text:p text:style-name="P49">Создание макета контракта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19">Как <text:span text:style-name="T37">арендодатель</text:span></text:p>
            <text:p text:style-name="P19">Я хочу <text:span text:style-name="T37">сделать макет договора-контракта на аренду с моим арендатором</text:span></text:p>
            <text:p text:style-name="P19">Чтобы <text:span text:style-name="T37">мне не пришлось его писать вручную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9">Критерии приемки:</text:p>
            <text:p text:style-name="P19">Сценарий: <text:span text:style-name="T37">создание макета контракта</text:span></text:p>
            <text:p text:style-name="P19"/>
            <text:p text:style-name="P19">Поскольку <text:span text:style-name="T37">я арендодатель и потенциальный арендатор уже отправил в систему свои данные для создания макета контракта, система предоставляет форму для заполнения макета контракта с полями «ФИО», «Дата рождения», «</text:span><text:span text:style-name="T26">Документ</text:span><text:span text:style-name="T37">» </text:span><text:span text:style-name="T39">и кнопкой «Отправить»</text:span></text:p>
            <text:p text:style-name="P45">Когда <text:span text:style-name="T39">я заполняю поля и нажимаю «Отправить»</text:span></text:p>
            <text:p text:style-name="P19">Тогда <text:span text:style-name="T39">система говорит об успешном создании макета контракта, генерирует </text:span><text:span text:style-name="T12">pdf </text:span><text:span text:style-name="T27">файл и отправляет письмо с файлом на мой </text:span><text:span text:style-name="T12">e-mail </text:span><text:span text:style-name="T27">и </text:span><text:span text:style-name="T12">e-mail </text:span><text:span text:style-name="T27">потенциального арендатора.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45">Сценарий для ошибочной ситуации: <text:span text:style-name="T33">арендатор неправильно заполнил поля</text:span></text:p>
            <text:p text:style-name="P19"/>
            <text:p text:style-name="P45">Поскольку <text:span text:style-name="T37">я арендодатель и потенциальный арендатор уже отправил в систему свои данные для создания макета контракта, система предоставляет форму для заполнения макета контракта с полями «ФИО», «Дата рождения», «</text:span><text:span text:style-name="T26">Документ</text:span><text:span text:style-name="T37">» </text:span><text:span text:style-name="T39">и кнопкой «Отправить»</text:span></text:p>
            <text:p text:style-name="P45">Когда <text:span text:style-name="T39">я не заполняю поля и нажимаю «Отправить»</text:span></text:p>
            <text:p text:style-name="P47"><text:span text:style-name="T36">Тогда система подсвечивает некорректно заполненные поля и просит </text:span><text:span text:style-name="T31">арендодателя</text:span><text:span text:style-name="T36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0">ЗАКЛЮЧЕНИЕ</text:p>
      <text:p text:style-name="P6"/>
      <text:p text:style-name="P25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25">В соответствии с требованиями задания составлены 6-ть пользовательских историй для <text:span text:style-name="T39">3</text:span>-х типов пользователей (указаны в скобках):</text:p>
      <text:list xml:id="list2430885001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4">Поиск по <text:span text:style-name="T39">объявлениям </text:span>(посетитель сайта)</text:p>
                                </text:list-item>
                                <text:list-item>
                                  <text:p text:style-name="P34"><text:span text:style-name="T39">Фильтр по объявлениям</text:span> (посетитель сайта)</text:p>
                                </text:list-item>
                                <text:list-item>
                                  <text:p text:style-name="P34"><text:span text:style-name="T39">Добавить объявление в избранное</text:span> (<text:span text:style-name="T39">авторизованный пользователь</text:span>)</text:p>
                                </text:list-item>
                                <text:list-item>
                                  <text:p text:style-name="P34"><text:span text:style-name="T39">Добавить объявление</text:span> (<text:span text:style-name="T39">арендодатель</text:span>)</text:p>
                                </text:list-item>
                                <text:list-item>
                                  <text:p text:style-name="P34"><text:span text:style-name="T39">Удалить объявление</text:span> (<text:span text:style-name="T39">арендодатель</text:span>)</text:p>
                                </text:list-item>
                                <text:list-item>
                                  <text:p text:style-name="P34"><text:span text:style-name="T39">Создание макета контракта</text:span> (<text:span text:style-name="T39">арендодатель</text:span>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25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4">INVEST</text:span><text:span text:style-name="T18">. Не все из представленных историй соответствуют данным принципам:</text:span></text:p>
      <text:list xml:id="list143325641" text:style-name="WWNum15">
        <text:list-item>
          <text:p text:style-name="P33">Истори<text:span text:style-name="T39">и</text:span> <text:span text:style-name="T11">US</text:span>-<text:span text:style-name="T39">3, </text:span><text:span text:style-name="T12">US</text:span><text:span text:style-name="T39">-4, </text:span><text:span text:style-name="T12">US</text:span><text:span text:style-name="T39">-5, </text:span><text:span text:style-name="T12">US</text:span><text:span text:style-name="T39">-6 </text:span>не отвеча<text:span text:style-name="T39">ю</text:span>т критерию <text:span text:style-name="T11">Independent</text:span>, так как наход<text:span text:style-name="T39">я</text:span>тся в зависимости от других историй, связанных с реализацией разделов для регистрации и авторизации.</text:p>
        </text:list-item>
      </text:list>
      <text:p text:style-name="P27">Для остальных историй серьезные нарушения критериев <text:span text:style-name="T11">INVEST</text:span> отсутствуют.</text:p>
      <text:p text:style-name="P7"/>
      <text:p text:style-name="P25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30">СПИСОК ИСПОЛЬЗОВАННЫХ ИСТОЧНИКОВ</text:p>
      <text:p text:style-name="P6"/>
      <text:list xml:id="list718311407" text:style-name="WWNum1">
        <text:list-item>
          <text:p text:style-name="P35">Кон Майк. Пользовательские истории. Гибкая разработка программного обеспечения = <text:span text:style-name="T11">User</text:span> <text:span text:style-name="T11">Stories</text:span> <text:span text:style-name="T11">Applied</text:span>: <text:span text:style-name="T11">For</text:span> <text:span text:style-name="T11">Agile</text:span> <text:span text:style-name="T11">Software</text:span> <text:span text:style-name="T11">Development</text:span>: пер. с англ. / Майк Кон. — М.: Издательство «Вильямс», 2018 — 256 с.: ил.</text:p>
        </text:list-item>
      </text:list>
      <text:p text:style-name="No_20_Spacing"/>
      <text:list xml:id="list134757055888648" text:continue-numbering="true" text:style-name="WWNum1">
        <text:list-item>
          <text:p text:style-name="P35">Паттон Джефф. Пользовательские истории. Искусство гибкой разработки программного обеспечения = <text:span text:style-name="T11">User</text:span> <text:span text:style-name="T11">Story</text:span> <text:span text:style-name="T11">Mapping</text:span>: <text:span text:style-name="T11">Discover</text:span> <text:span text:style-name="T11">the</text:span> <text:span text:style-name="T11">Whole</text:span> <text:span text:style-name="T11">Story</text:span>, <text:span text:style-name="T11">Build</text:span> <text:span text:style-name="T11">the</text:span> <text:span text:style-name="T11">Right</text:span> <text:span text:style-name="T11">Product</text:span>: пер. с англ. / Джефф Паттон. — СПб.: Издательство «Питер», 2019 — 288 с.: ил.</text:p>
        </text:list-item>
      </text:list>
      <text:p text:style-name="No_20_Spacing"/>
      <text:list xml:id="list134756355991951" text:continue-numbering="true" text:style-name="WWNum1">
        <text:list-item>
          <text:p text:style-name="P35">Вигерс, Карл. Разработка требований к программному обеспечению = <text:span text:style-name="T11">Software</text:span> <text:span text:style-name="T11">Requirements</text:span>: пер. с англ.; 3-е издание, дополненное / Карл Виггерс, Джой Битти — СПб.: Издательство «<text:span text:style-name="T11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1" fo:font-family="'Times New Roman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73</meta:editing-cycles>
    <meta:creation-date>2020-10-04T15:54:00</meta:creation-date>
    <dc:date>2021-11-18T13:47:55.010000000</dc:date>
    <meta:editing-duration>P2DT13H24M38S</meta:editing-duration>
    <meta:generator>LibreOffice/7.1.1.2$Windows_X86_64 LibreOffice_project/fe0b08f4af1bacafe4c7ecc87ce55bb426164676</meta:generator>
    <meta:document-statistic meta:table-count="11" meta:image-count="0" meta:object-count="0" meta:page-count="8" meta:paragraph-count="175" meta:word-count="1592" meta:character-count="12280" meta:non-whitespace-character-count="108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